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B000000C80749E74FB43B4EB8.png" manifest:media-type="image/png"/>
  <manifest:file-entry manifest:full-path="Pictures/100000010000041E000000F971D9AD38AFD9E587.png" manifest:media-type="image/png"/>
  <manifest:file-entry manifest:full-path="Pictures/1000000100000548000003C6A25B9A3C3C435305.png" manifest:media-type="image/png"/>
  <manifest:file-entry manifest:full-path="Pictures/10000001000005670000036D48097663F6D3830E.png" manifest:media-type="image/png"/>
  <manifest:file-entry manifest:full-path="Pictures/10000001000003C20000027A4E22F30D7AC6F26C.png" manifest:media-type="image/png"/>
  <manifest:file-entry manifest:full-path="Pictures/100000010000053500000339D46EC95CEC618931.png" manifest:media-type="image/png"/>
  <manifest:file-entry manifest:full-path="Pictures/10000001000003D40000039C0412CEFA0E70E46E.png" manifest:media-type="image/png"/>
  <manifest:file-entry manifest:full-path="Pictures/10000001000004D8000002B720731AF0CE24B574.png" manifest:media-type="image/png"/>
  <manifest:file-entry manifest:full-path="Pictures/10000001000004A9000003C24F543CC043530557.png" manifest:media-type="image/png"/>
  <manifest:file-entry manifest:full-path="Pictures/10000001000004BA0000033FE090F238AF2BA318.png" manifest:media-type="image/png"/>
  <manifest:file-entry manifest:full-path="Pictures/10000001000005990000033BB312AB4111218EBD.png" manifest:media-type="image/png"/>
  <manifest:file-entry manifest:full-path="Pictures/100000010000071A000003DF0DC6D23DFA80A6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3de8"/>
    </style:style>
    <style:style style:name="T1" style:family="text">
      <style:text-properties officeooo:rsid="001f32bf"/>
    </style:style>
    <style:style style:name="fr1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><draw:frame draw:style-name="fr7" draw:name="Image1" text:anchor-type="char" svg:x="0.265cm" svg:y="0.157cm" svg:width="17cm" svg:height="9.266cm" draw:z-index="0"><draw:image xlink:href="Pictures/100000010000071A000003DF0DC6D23DFA80A6F5.png" xlink:type="simple" xlink:show="embed" xlink:actuate="onLoad" draw:mime-type="image/png"/></draw:frame></text:p>
      <text:p text:style-name="Standard"><draw:frame draw:style-name="fr6" draw:name="Image2" text:anchor-type="as-char" svg:width="10.252cm" svg:height="5.745cm" draw:z-index="1"><draw:image xlink:href="Pictures/10000001000004D8000002B720731AF0CE24B574.png" xlink:type="simple" xlink:show="embed" xlink:actuate="onLoad" draw:mime-type="image/png"/></draw:frame></text:p>
      <text:p text:style-name="Standard"/>
      <text:p text:style-name="Standard"><draw:frame draw:style-name="fr4" draw:name="Image3" text:anchor-type="as-char" svg:width="8.793cm" svg:height="8.29cm" draw:z-index="2"><draw:image xlink:href="Pictures/10000001000003D40000039C0412CEFA0E70E46E.png" xlink:type="simple" xlink:show="embed" xlink:actuate="onLoad" draw:mime-type="image/png"/></draw:frame><text:s/><draw:frame draw:style-name="fr4" draw:name="Image4" text:anchor-type="as-char" svg:width="7.749cm" svg:height="4.796cm" draw:z-index="3"><draw:image xlink:href="Pictures/100000010000053500000339D46EC95CEC618931.png" xlink:type="simple" xlink:show="embed" xlink:actuate="onLoad" draw:mime-type="image/png"/></draw:frame><text:s/><text:span text:style-name="T1">wwwroot → Para guardar arquivos estáticos</text:span></text:p>
      <text:p text:style-name="Standard"><text:soft-page-break/><draw:frame draw:style-name="fr3" draw:name="Image5" text:anchor-type="as-char" svg:width="17cm" svg:height="11.202cm" draw:z-index="4"><draw:image xlink:href="Pictures/10000001000003C20000027A4E22F30D7AC6F26C.png" xlink:type="simple" xlink:show="embed" xlink:actuate="onLoad" draw:mime-type="image/png"/></draw:frame></text:p>
      <text:p text:style-name="Standard"/>
      <text:p text:style-name="Standard"/>
      <text:p text:style-name="Standard"><draw:frame draw:style-name="fr5" draw:name="Image6" text:anchor-type="as-char" svg:width="12.181cm" svg:height="7.724cm" draw:z-index="5"><draw:image xlink:href="Pictures/10000001000005670000036D48097663F6D3830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8" text:anchor-type="as-char" svg:width="17cm" svg:height="9.811cm" draw:z-index="7"><draw:image xlink:href="Pictures/10000001000005990000033BB312AB4111218EBD.png" xlink:type="simple" xlink:show="embed" xlink:actuate="onLoad" draw:mime-type="image/png"/></draw:frame></text:p>
      <text:p text:style-name="Standard"/>
      <text:p text:style-name="Standard"><draw:frame draw:style-name="fr4" draw:name="Image7" text:anchor-type="as-char" svg:width="15.792cm" svg:height="10.844cm" draw:z-index="6"><draw:image xlink:href="Pictures/10000001000004BA0000033FE090F238AF2BA3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age9" text:anchor-type="as-char" svg:width="17cm" svg:height="12.146cm" draw:z-index="8"><draw:image xlink:href="Pictures/1000000100000548000003C6A25B9A3C3C435305.png" xlink:type="simple" xlink:show="embed" xlink:actuate="onLoad" draw:mime-type="image/png"/></draw:frame></text:p>
      <text:p text:style-name="Standard"/>
      <text:p text:style-name="Standard"><draw:frame draw:style-name="fr3" draw:name="Image10" text:anchor-type="as-char" svg:width="17cm" svg:height="4.015cm" draw:z-index="9"><draw:image xlink:href="Pictures/100000010000041E000000F971D9AD38AFD9E587.png" xlink:type="simple" xlink:show="embed" xlink:actuate="onLoad" draw:mime-type="image/png"/></draw:frame></text:p>
      <text:p text:style-name="Standard"/>
      <text:p text:style-name="Standard"><draw:frame draw:style-name="fr2" draw:name="Image11" text:anchor-type="as-char" svg:width="10.575cm" svg:height="3.604cm" draw:z-index="10"><draw:image xlink:href="Pictures/100000010000024B000000C80749E74FB43B4EB8.png" xlink:type="simple" xlink:show="embed" xlink:actuate="onLoad" draw:mime-type="image/png"/></draw:frame></text:p>
      <text:p text:style-name="Standard"/>
      <text:p text:style-name="Standard"><text:soft-page-break/><draw:frame draw:style-name="fr1" draw:name="Image12" text:anchor-type="as-char" svg:width="12.104cm" svg:height="9.76cm" draw:z-index="11"><draw:image xlink:href="Pictures/10000001000004A9000003C24F543CC0435305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21:57:34.493665592</meta:creation-date>
    <dc:date>2023-04-01T09:57:34.680641776</dc:date>
    <meta:editing-duration>PT1H52M58S</meta:editing-duration>
    <meta:editing-cycles>11</meta:editing-cycles>
    <meta:generator>LibreOffice/7.3.7.2$Linux_X86_64 LibreOffice_project/30$Build-2</meta:generator>
    <meta:document-statistic meta:table-count="0" meta:image-count="12" meta:object-count="0" meta:page-count="5" meta:paragraph-count="10" meta:word-count="12" meta:character-count="86" meta:non-whitespace-character-count="72"/>
  </office:meta>
</office:document-meta>
</file>